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color="#000000" style:font-name="Times New Roman"/>
    </style:style>
    <style:style style:name="P2" style:family="paragraph" style:parent-style-name="Standard">
      <style:text-properties fo:color="#000000" style:font-name="Times New Roman" fo:font-size="14pt" style:font-size-asian="14pt"/>
    </style:style>
    <style:style style:name="P3" style:family="paragraph" style:parent-style-name="Standard">
      <style:text-properties fo:color="#ff6600" style:font-name="Times New Roman"/>
    </style:style>
    <style:style style:name="P4" style:family="paragraph" style:parent-style-name="Standard">
      <style:text-properties style:font-name="Times New Roman"/>
    </style:style>
    <style:style style:name="P5" style:family="paragraph" style:parent-style-name="Standard">
      <style:paragraph-properties fo:margin-left="1.27cm" fo:margin-right="0cm" fo:text-indent="0cm" style:auto-text-indent="false">
        <style:tab-stops/>
      </style:paragraph-properties>
      <style:text-properties fo:color="#000000" style:font-name="Times New Roman"/>
    </style:style>
    <style:style style:name="P6" style:family="paragraph" style:parent-style-name="Standard">
      <style:paragraph-properties fo:margin-left="1.27cm" fo:margin-right="0cm" fo:text-indent="0cm" style:auto-text-indent="false">
        <style:tab-stops/>
      </style:paragraph-properties>
      <style:text-properties style:font-name="Times New Roman"/>
    </style:style>
    <style:style style:name="P7" style:family="paragraph" style:parent-style-name="Standard">
      <style:paragraph-properties fo:margin-left="1.9cm" fo:margin-right="0cm" fo:margin-top="0.212cm" fo:margin-bottom="0cm" fo:text-indent="0cm" style:auto-text-indent="false">
        <style:tab-stops/>
      </style:paragraph-properties>
    </style:style>
    <style:style style:name="P8" style:family="paragraph" style:parent-style-name="Standard">
      <style:paragraph-properties fo:margin-left="1.9cm" fo:margin-right="0cm" fo:margin-top="0.212cm" fo:margin-bottom="0cm" fo:text-indent="0cm" style:auto-text-indent="false">
        <style:tab-stops/>
      </style:paragraph-properties>
      <style:text-properties fo:color="#000000" style:font-name="Times New Roman"/>
    </style:style>
    <style:style style:name="P9" style:family="paragraph" style:parent-style-name="Standard">
      <style:paragraph-properties fo:margin-left="1.9cm" fo:margin-right="0cm" fo:margin-top="0.212cm" fo:margin-bottom="0cm" fo:text-indent="0cm" style:auto-text-indent="false">
        <style:tab-stops/>
      </style:paragraph-properties>
      <style:text-properties style:font-name="Times New Roman"/>
    </style:style>
    <style:style style:name="P10" style:family="paragraph" style:parent-style-name="Standard">
      <style:paragraph-properties fo:margin-left="1.9cm" fo:margin-right="0cm" fo:margin-top="0.212cm" fo:margin-bottom="0cm" fo:text-align="justify" style:justify-single-word="false" fo:text-indent="0cm" style:auto-text-indent="false">
        <style:tab-stops/>
      </style:paragraph-properties>
      <style:text-properties style:font-name="Times New Roman"/>
    </style:style>
    <style:style style:name="P11" style:family="paragraph" style:parent-style-name="Standard">
      <style:paragraph-properties fo:margin-top="0.212cm" fo:margin-bottom="0cm"/>
    </style:style>
    <style:style style:name="P12" style:family="paragraph" style:parent-style-name="Standard">
      <style:paragraph-properties fo:margin-top="0.212cm" fo:margin-bottom="0cm"/>
      <style:text-properties style:font-name="Times New Roman"/>
    </style:style>
    <style:style style:name="P13" style:family="paragraph" style:parent-style-name="Standard">
      <style:paragraph-properties fo:margin-top="0.212cm" fo:margin-bottom="0cm"/>
      <style:text-properties style:font-name="Times New Roman"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margin-top="0.212cm" fo:margin-bottom="0cm"/>
      <style:text-properties fo:color="#000000" style:font-name="Times New Roman"/>
    </style:style>
    <style:style style:name="P15" style:family="paragraph" style:parent-style-name="Standard">
      <style:paragraph-properties fo:margin-left="2.54cm" fo:margin-right="0cm" fo:margin-top="0.212cm" fo:margin-bottom="0cm" fo:text-indent="0cm" style:auto-text-indent="false">
        <style:tab-stops>
          <style:tab-stop style:position="1.658cm"/>
          <style:tab-stop style:position="2.54cm"/>
        </style:tab-stops>
      </style:paragraph-properties>
      <style:text-properties style:font-name="Times New Roman"/>
    </style:style>
    <style:style style:name="P16" style:family="paragraph" style:parent-style-name="Standard">
      <style:paragraph-properties fo:margin-left="2.54cm" fo:margin-right="0cm" fo:text-indent="0cm" style:auto-text-indent="false">
        <style:tab-stops/>
      </style:paragraph-properties>
      <style:text-properties fo:color="#000000" style:font-name="Times New Roman"/>
    </style:style>
    <style:style style:name="P17" style:family="paragraph" style:parent-style-name="Standard">
      <style:paragraph-properties fo:margin-left="0.635cm" fo:margin-right="0cm" fo:margin-top="0.212cm" fo:margin-bottom="0cm" fo:text-indent="0cm" style:auto-text-indent="false">
        <style:tab-stops/>
      </style:paragraph-properties>
      <style:text-properties style:font-name="Times New Roman"/>
    </style:style>
    <style:style style:name="P18" style:family="paragraph" style:parent-style-name="Standard">
      <style:paragraph-properties fo:margin-left="3.491cm" fo:margin-right="0cm" fo:margin-top="0.212cm" fo:margin-bottom="0cm" fo:text-indent="0cm" style:auto-text-indent="false">
        <style:tab-stops/>
      </style:paragraph-properties>
    </style:style>
    <style:style style:name="P19" style:family="paragraph" style:parent-style-name="Standard" style:master-page-name="MP0">
      <style:paragraph-properties style:page-number="auto" fo:break-before="page"/>
    </style:style>
    <style:style style:name="P20" style:family="paragraph" style:parent-style-name="Standard" style:list-style-name="L1">
      <style:paragraph-properties fo:margin-left="0cm" fo:margin-right="0cm" fo:text-indent="-1.27cm" style:auto-text-indent="false">
        <style:tab-stops>
          <style:tab-stop style:position="0.388cm"/>
          <style:tab-stop style:position="1.27cm"/>
        </style:tab-stops>
      </style:paragraph-properties>
    </style:style>
    <style:style style:name="P21" style:family="paragraph" style:parent-style-name="Standard" style:list-style-name="L2">
      <style:paragraph-properties fo:margin-left="2.54cm" fo:margin-right="0cm" fo:margin-top="0.212cm" fo:margin-bottom="0cm" fo:text-indent="-2.54cm" style:auto-text-indent="false">
        <style:tab-stops>
          <style:tab-stop style:position="1.658cm"/>
          <style:tab-stop style:position="2.54cm"/>
        </style:tab-stops>
      </style:paragraph-properties>
    </style:style>
    <style:style style:name="P22" style:family="paragraph" style:parent-style-name="Standard" style:list-style-name="L3">
      <style:paragraph-properties fo:margin-left="2.54cm" fo:margin-right="0cm" fo:margin-top="0.212cm" fo:margin-bottom="0cm" fo:text-indent="-2.54cm" style:auto-text-indent="false">
        <style:tab-stops>
          <style:tab-stop style:position="1.658cm"/>
          <style:tab-stop style:position="2.54cm"/>
        </style:tab-stops>
      </style:paragraph-properties>
      <style:text-properties style:font-name="Times New Roman"/>
    </style:style>
    <style:style style:name="P23" style:family="paragraph" style:parent-style-name="Standard" style:list-style-name="L4">
      <style:paragraph-properties fo:margin-top="0.212cm" fo:margin-bottom="0cm"/>
      <style:text-properties style:font-name="Times New Roman"/>
    </style:style>
    <style:style style:name="P24" style:family="paragraph" style:parent-style-name="Standard" style:list-style-name="L5">
      <style:paragraph-properties fo:margin-left="5.08cm" fo:margin-right="0cm" fo:margin-top="0.141cm" fo:margin-bottom="0cm" fo:text-indent="-5.08cm" style:auto-text-indent="false">
        <style:tab-stops>
          <style:tab-stop style:position="4.198cm"/>
          <style:tab-stop style:position="5.08cm"/>
        </style:tab-stops>
      </style:paragraph-properties>
    </style:style>
    <style:style style:name="P25" style:family="paragraph" style:parent-style-name="Standard">
      <style:paragraph-properties fo:margin-left="1.9cm" fo:margin-right="0cm" fo:margin-top="0.212cm" fo:margin-bottom="0cm" fo:text-indent="0cm" style:auto-text-indent="false">
        <style:tab-stops/>
      </style:paragraph-properties>
      <style:text-properties style:font-name="Times New Roman"/>
    </style:style>
    <style:style style:name="P26" style:family="paragraph" style:parent-style-name="Standard" style:list-style-name="L6">
      <style:paragraph-properties fo:margin-left="1.9cm" fo:margin-right="0cm" fo:margin-top="0.212cm" fo:margin-bottom="0cm" fo:text-indent="0cm" style:auto-text-indent="false">
        <style:tab-stops/>
      </style:paragraph-properties>
      <style:text-properties style:font-name="Times New Roman"/>
    </style:style>
    <style:style style:name="P27" style:family="paragraph" style:parent-style-name="Standard" style:list-style-name="L7">
      <style:paragraph-properties fo:margin-left="1.9cm" fo:margin-right="0cm" fo:margin-top="0.212cm" fo:margin-bottom="0cm" fo:text-indent="0cm" style:auto-text-indent="false">
        <style:tab-stops/>
      </style:paragraph-properties>
      <style:text-properties style:font-name="Times New Roman"/>
    </style:style>
    <style:style style:name="P28" style:family="paragraph" style:parent-style-name="Standard" style:list-style-name="L7">
      <style:paragraph-properties fo:margin-left="0cm" fo:margin-right="0cm" fo:margin-top="0.212cm" fo:margin-bottom="0cm" fo:text-indent="0cm" style:auto-text-indent="false">
        <style:tab-stops/>
      </style:paragraph-properties>
      <style:text-properties style:font-name="Times New Roman"/>
    </style:style>
    <style:style style:name="T1" style:family="text">
      <style:text-properties fo:color="#000000" style:font-name="Times New Roman"/>
    </style:style>
    <style:style style:name="T2" style:family="text">
      <style:text-properties fo:color="#000000" style:font-name="Times New Roman" fo:font-size="14pt" fo:font-weight="bold" style:font-size-asian="14pt" style:font-weight-asian="bold"/>
    </style:style>
    <style:style style:name="T3" style:family="text">
      <style:text-properties fo:color="#000000" style:font-name="Times New Roman" fo:font-weight="bold" style:font-weight-asian="bold"/>
    </style:style>
    <style:style style:name="T4" style:family="text">
      <style:text-properties fo:color="#000000" style:font-name="Times New Roman" style:text-underline-style="solid" style:text-underline-width="auto" style:text-underline-color="font-color" style:text-underline-mode="continuous" style:text-overline-mode="continuous" style:text-line-through-mode="continuous"/>
    </style:style>
    <style:style style:name="T5" style:family="text">
      <style:text-properties style:font-name="Times New Roman" fo:font-weight="bold" style:font-weight-asian="bold"/>
    </style:style>
    <style:style style:name="T6" style:family="text">
      <style:text-properties style:font-name="Times New Roman"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format="1" text:display-levels="2">
        <style:list-level-properties text:space-before="1.27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text:display-levels="3">
        <style:list-level-properties text:space-before="1.905cm" text:min-label-width="0.635cm"/>
      </text:list-level-style-number>
      <text:list-level-style-number text:level="4" style:num-suffix="." style:num-format="a" style:num-letter-sync="true" text:display-levels="4">
        <style:list-level-properties text:space-before="2.54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Car._20_predefinito_20_paragrafo"><text:span text:style-name="T2">­</text:span></text:span><text:span text:style-name="Car._20_predefinito_20_paragrafo"><text:span text:style-name="T2">­Indice del “Documento utente”</text:span></text:span></text:p>
      <text:p text:style-name="P1"/>
      <text:list xml:id="list31388251" text:style-name="L1">
        <text:list-item>
          <text:p text:style-name="P20"><text:span text:style-name="Car._20_predefinito_20_paragrafo"><text:span text:style-name="T3">Introduzione al problema</text:span></text:span></text:p>
        </text:list-item>
      </text:list>
      <text:p text:style-name="P5"/>
      <text:p text:style-name="P6">Il sistema in questione ha lo scopo di aiutare gli utenti nella ricerca di informazioni riguardanti il make-up , offrendo metodologie e consigli su prodotti da usare per aiutare l'utente nella pratica del make-up.</text:p>
      <text:p text:style-name="P6">Lo scopo fondamentale è proprio quello di fornire agli utenti uno strumento di supporto del tutto diverso da quelli attualmente disponibili (canali di youtube, applicazioni web, web tv e quant'altro), permettendo a chi di dovere di inserire tutorial e le relative informazioni, con la possibilità di estrapolare anche informazioni dal video e/o da altri meccanismi di input (esempio collegamenti con altri siti per estrapolare informazioni correlate oppure uso tag per ricerca/inserimento etc). Il sistema, quindi, offre un valido supporto a chi vuole inserire tali informazioni che verranno fruite da qualsiasi utente.</text:p>
      <text:p text:style-name="P5"/>
      <text:list xml:id="list31395686" text:style-name="L1">
        <text:list-item text:start-value="1">
          <text:p text:style-name="P20"><text:span text:style-name="Car._20_predefinito_20_paragrafo"><text:span text:style-name="T3">Descrizione utenti</text:span></text:span></text:p>
        </text:list-item>
      </text:list>
      <text:p text:style-name="P1"/>
      <text:list xml:id="list31397806" text:style-name="L2">
        <text:list-item>
          <text:list>
            <text:list-item>
              <text:p text:style-name="P21"><text:span text:style-name="Car._20_predefinito_20_paragrafo"><text:span text:style-name="T3"><text:s/>Individuazione utenti</text:span></text:span></text:p>
            </text:list-item>
          </text:list>
        </text:list-item>
      </text:list>
      <text:p text:style-name="P7"><text:span text:style-name="Car._20_predefinito_20_paragrafo"><text:span text:style-name="T3">Descrizione delle tipologie ipotizzate</text:span></text:span></text:p>
      <text:p text:style-name="P8">Analizzando il contesto d’uso in cui l’applicazione in questione va ad inserirsi, sono state individuate le seguenti tipologie di utente:</text:p>
      <text:p text:style-name="P7"><text:span text:style-name="Car._20_predefinito_20_paragrafo"><text:span text:style-name="T4">make-up uploader (esperto)</text:span></text:span><text:span text:style-name="Car._20_predefinito_20_paragrafo"><text:span text:style-name="T1">: appartengono a questa categoria tutti gli utenti che mettono a disposizione dei fruitori la propria esperienza sul make-up con informazion</text:span></text:span><text:span text:style-name="Car._20_predefinito_20_paragrafo"><text:span text:style-name="T1">i strutturate.</text:span></text:span></text:p>
      <text:p text:style-name="P7"><text:span text:style-name="Car._20_predefinito_20_paragrafo"><text:span text:style-name="T4">make-up downloader professionista</text:span></text:span><text:span text:style-name="Car._20_predefinito_20_paragrafo"><text:span text:style-name="T1">: appartengono a questa categoria tutti gli utenti che vogliono visualizzare le informazioni messe a disposizione dal make-up artist e che sono dei professionisti nel settore (estetista etc).</text:span></text:span></text:p>
      <text:p text:style-name="P7"><text:span text:style-name="Car._20_predefinito_20_paragrafo"><text:span text:style-name="T4">make-up download</text:span></text:span><text:span text:style-name="Car._20_predefinito_20_paragrafo"><text:span text:style-name="T4">er non professionista</text:span></text:span><text:span text:style-name="Car._20_predefinito_20_paragrafo"><text:span text:style-name="T1">: appartengono a questa categoria tutti gli utenti che vogliono visualizzare le informazioni messe a disposizione dal make-up artist ma che lo fanno per uso personale (ragazza che si vuole truccare).</text:span></text:span></text:p>
      <text:p text:style-name="P9"/>
      <text:p text:style-name="P7"><text:span text:style-name="Car._20_predefinito_20_paragrafo"><text:span text:style-name="T3">Analisi preliminare tramite scenar</text:span></text:span><text:span text:style-name="Car._20_predefinito_20_paragrafo"><text:span text:style-name="T3">i</text:span></text:span></text:p>
      <text:p text:style-name="P8"/>
      <text:p text:style-name="P7"><text:span text:style-name="Car._20_predefinito_20_paragrafo"><text:span text:style-name="T3">Scenario make-up uploader esperto</text:span></text:span><text:span text:style-name="Car._20_predefinito_20_paragrafo"><text:span text:style-name="T1">:</text:span></text:span></text:p>
      <text:p text:style-name="P9"/>
      <text:p text:style-name="P7"><text:span text:style-name="Car._20_predefinito_20_paragrafo"><text:span text:style-name="T1">Ilaria è una ragazza di 28 anni e frequenta periodicamente dei </text:span></text:span><text:span text:style-name="Car._20_predefinito_20_paragrafo"><text:span text:style-name="T4">corsi professionalizzanti</text:span></text:span><text:span text:style-name="Car._20_predefinito_20_paragrafo"><text:span text:style-name="T1"> che le permettono di coltivare la sua passione per il make-up e la cosmetica, tanto da decidere di condividere con il mondo del </text:span></text:span><text:span text:style-name="Car._20_predefinito_20_paragrafo"><text:span text:style-name="T1">Web le sue passioni e di realizzare dei tutorial.</text:span></text:span></text:p>
      <text:p text:style-name="P7"><text:span text:style-name="Car._20_predefinito_20_paragrafo"><text:span text:style-name="T1">Prende la sua webcam e registra il suo tutorial per poi condividere il video in internet con altre persone. Inserisce la descrizione dei </text:span></text:span><text:span text:style-name="Car._20_predefinito_20_paragrafo"><text:span text:style-name="T4">prodotti correlati al tutorial </text:span></text:span><text:span text:style-name="Car._20_predefinito_20_paragrafo"><text:span text:style-name="T1">e una descrizione dei passi da fare </text:span></text:span><text:span text:style-name="Car._20_predefinito_20_paragrafo"><text:span text:style-name="T1">per realizzare quel determinato make up.</text:span></text:span></text:p>
      <text:p text:style-name="P8"/>
      <text:p text:style-name="P8"/>
      <text:p text:style-name="P8"/>
      <text:p text:style-name="P7"><text:soft-page-break/><text:span text:style-name="Car._20_predefinito_20_paragrafo"><text:span text:style-name="T3">Scenario make-up downloader professionista:</text:span></text:span></text:p>
      <text:p text:style-name="P9"/>
      <text:p text:style-name="P7"><text:span text:style-name="Car._20_predefinito_20_paragrafo"><text:span text:style-name="T1">Raffaella è una donna di 35 anni e</text:span></text:span><text:span text:style-name="Car._20_predefinito_20_paragrafo"><text:span text:style-name="T4"> lavoro in un centro estetico</text:span></text:span><text:span text:style-name="Car._20_predefinito_20_paragrafo"><text:span text:style-name="T1">. Ha frequentato diversi corsi per estetisti e ora vanta un importante curriculum nel settore. Arriva una </text:span></text:span><text:span text:style-name="Car._20_predefinito_20_paragrafo"><text:span text:style-name="T1">cliente, le mostra la rivista Vogue nella quale c'è Elisabetta Canalis che utilizza il make up “Smokey Eyes” fatto da un make up artist e le chiede di ricreare tale effetto. Raffaella prende un </text:span></text:span><text:span text:style-name="Car._20_predefinito_20_paragrafo"><text:span text:style-name="T4">tablet disponibile nel centro e connesso a internet</text:span></text:span><text:span text:style-name="Car._20_predefinito_20_paragrafo"><text:span text:style-name="T1">, esegue un</text:span></text:span><text:span text:style-name="Car._20_predefinito_20_paragrafo"><text:span text:style-name="T1">a ricerca e mostra alla cliente delle immagini che propongono una serie di soluzioni alternative per realizzare quel determinato make up.</text:span></text:span></text:p>
      <text:p text:style-name="P8">Una volta che la cliente ha scelto la soluzione a lei più gradita, Raffaella apre i dettagli riguardanti quella soluzione, quindi va a prendere i prodotti che erano elencati e necessari per effettuare il make up. Inoltre poiché non ricordava alla perfezione come eseguirlo, consulta durante il procedimento il video che mostra i passi da compiere.</text:p>
      <text:p text:style-name="P9"/>
      <text:p text:style-name="P7"><text:span text:style-name="Car._20_predefinito_20_paragrafo"><text:span text:style-name="T3">Scenario <text:s/>make-up downloa</text:span></text:span><text:span text:style-name="Car._20_predefinito_20_paragrafo"><text:span text:style-name="T3">der non professionista (scenario GOOD):</text:span></text:span></text:p>
      <text:p text:style-name="P9"/>
      <text:p text:style-name="P7"><text:span text:style-name="Car._20_predefinito_20_paragrafo"><text:span text:style-name="T1">Maria è una </text:span></text:span><text:span text:style-name="Car._20_predefinito_20_paragrafo"><text:span text:style-name="T4">studentessa</text:span></text:span><text:span text:style-name="Car._20_predefinito_20_paragrafo"><text:span text:style-name="T1"> di 22 anni. Guardando una trasmissioni televisiva di un make up artist, decide di cercare informazioni su tale persona. </text:span></text:span><text:span text:style-name="Car._20_predefinito_20_paragrafo"><text:span text:style-name="T4">Cercando su internet</text:span></text:span><text:span text:style-name="Car._20_predefinito_20_paragrafo"><text:span text:style-name="T1">, attraverso il suo tablet, <text:s/>trova un’applicazione </text:span></text:span><text:span text:style-name="Car._20_predefinito_20_paragrafo"><text:span text:style-name="T1">web che le permette di visualizzare le informazioni su tale make up artist e in cui sono presenti anche alcuni tutorial inseriti da lui.</text:span></text:span></text:p>
      <text:p text:style-name="P7"><text:span text:style-name="Car._20_predefinito_20_paragrafo"><text:span text:style-name="T1">Sceglie di visualizzare un video qualsiasi tra quelli messi a disposizione dal make up artist, procede velocemente con </text:span></text:span><text:span text:style-name="Car._20_predefinito_20_paragrafo"><text:span text:style-name="T1">l’operazione di riproduzione del video e, incuriosita da un determinato tipo di </text:span></text:span><text:span text:style-name="Car._20_predefinito_20_paragrafo"><text:span text:style-name="T4">fondotinta</text:span></text:span><text:span text:style-name="Car._20_predefinito_20_paragrafo"><text:span text:style-name="T1"> utilizzato in questo tutorial, vuole cercare tutte le informazioni correlate a tale prodotto.</text:span></text:span></text:p>
      <text:p text:style-name="P8">Accede alla sezione dei prodotti correlati a tale video, cerca il tipo di fondotinta che le interessa e trova così tutte le informazioni che le servivano su tale prodotto.</text:p>
      <text:p text:style-name="P9"/>
      <text:p text:style-name="P7"><text:span text:style-name="Car._20_predefinito_20_paragrafo"><text:span text:style-name="T3">Scenario <text:s/>make-up downloader non professionista (scenario BAD):</text:span></text:span></text:p>
      <text:p text:style-name="P9"/>
      <text:p text:style-name="P8">Francesca è una ragazza di 16 anni va a scuola e con le sue amiche si approccia al mondo del make up. Trovando in internet un'applicazione con, all'interno, una serie di tutorial relativi alla cosmetica, decide di guardarne uno per ricreare quel determinato make up. Sceglie quello relativo al make up per labbra e inizia a truccarsi. Non essendo presenti informazioni dettagliate sui passi da seguire, trova difficoltà e alla fine non riesce a ricreare tale make up.</text:p>
      <text:p text:style-name="P9"/>
      <text:p text:style-name="P7"><text:span text:style-name="Car._20_predefinito_20_paragrafo"><text:span text:style-name="T3">2.2 Indagine utenti</text:span></text:span></text:p>
      <text:p text:style-name="P8"/>
      <text:p text:style-name="P8">Lo scopo di questa sezione è quello di individuare le caratteristiche che dovrà fornire il sistema finale. Sarà quindi realizzato un questionario, somministrato ad una rappresentanza delle tipologie di utenti del dominio applicativo, con l’obiettivo di identificare le classi di utenza reali. Per fare ciò il questionario sarà diffuso su <text:soft-page-break/>internet, pubblicandone una versione interattiva, in modo da raggiungere un bacino di utenza il più eterogeneo possibile.</text:p>
      <text:p text:style-name="P9"/>
      <text:p text:style-name="P9"/>
      <text:p text:style-name="P9"/>
      <text:p text:style-name="P7"><text:span text:style-name="Car._20_predefinito_20_paragrafo"><text:span text:style-name="T5">2.2.1 Questionario</text:span></text:span><text:span text:style-name="Car._20_predefinito_20_paragrafo"><text:span text:style-name="T5"> “Progetto Clio MakeUp”</text:span></text:span></text:p>
      <text:p text:style-name="P9"/>
      <text:p text:style-name="P13">Sezione 1 (Introduzione)</text:p>
      <text:p text:style-name="P12"/>
      <text:p text:style-name="P10">Il presente questionario ha lo scopo di indagine preliminare per la realizzazione di una <text:s/>applicazione web interattiva per la gestione/visione di tutorial sul make up (realizzata in ambito accademico per il corso di Progettazione dei Sistemi Interattivi, facoltà di Ingegneria de L’Aquila). Le informazioni fornite rimarranno anonime e non saranno cedute o vendute a terzi né verranno rese pubbliche, e saranno utilizzate a solo scopo statistico conformemente al D.Lgs. 196/03.</text:p>
      <text:p text:style-name="P9"/>
      <text:p text:style-name="P11"><text:span text:style-name="Car._20_predefinito_20_paragrafo"><text:span text:style-name="T6">Sezione 2 (Anagrafica)</text:span></text:span></text:p>
      <text:p text:style-name="P9"/>
      <text:list xml:id="list31407596" text:style-name="L3">
        <text:list-item>
          <text:list>
            <text:list-item>
              <text:p text:style-name="P22"><text:s/>Età<text:tab/><text:tab/>(fino a 19/20-39/40-65/più di 65)</text:p>
            </text:list-item>
            <text:list-item>
              <text:p text:style-name="P22"><text:s/>Sesso: <text:tab/><text:tab/>(Uomo/Donna) </text:p>
            </text:list-item>
          </text:list>
        </text:list-item>
      </text:list>
      <text:p text:style-name="P15"/>
      <text:p text:style-name="P9">La domanda 1) vuole individuare le fasce di età in cui l’approccio al make up è differente (una ragazza di 20 anni presumibilmente adotterà un make up differente rispetto ad una donna di 65)</text:p>
      <text:p text:style-name="P9">La domanda 2) vuole individuare le tipologie di utenti che potrebbero utilizzare tale applicazione poiché un uomo ha un approccio differente al problema in esame rispetto ad una donna</text:p>
      <text:p text:style-name="P9"/>
      <text:p text:style-name="P11"><text:span text:style-name="Car._20_predefinito_20_paragrafo"><text:span text:style-name="T6">Sezione 3 (Informazioni su competenze)</text:span></text:span></text:p>
      <text:p text:style-name="P9"/>
      <text:list xml:id="list32621119" text:continue-numbering="true" text:style-name="L3">
        <text:list-item>
          <text:list>
            <text:list-item>
              <text:p text:style-name="P22">Usi il computer e/o Internet? (Computer/Internet/Nessuno dei due)</text:p>
            </text:list-item>
            <text:list-item>
              <text:p text:style-name="P22">Se usi il computer, quali programmi conosci (anche solo di nome) e/o utilizzi? (Office/Emule/Photoshop/Illustrator/Autocad, più opzioni, per ognuna conosco/conosco ed utilizzo)</text:p>
            </text:list-item>
            <text:list-item>
              <text:p text:style-name="P22">Se navighi in Internet, quante ore, mediamente, al giorno? (meno di 1/1-3/4-6/7 o più)</text:p>
            </text:list-item>
            <text:list-item>
              <text:p text:style-name="P22">Per che cosa? (Email/Video/Social Network/Altro, più opzioni)</text:p>
            </text:list-item>
            <text:list-item>
              <text:p text:style-name="P22">Quali dispositivi elettronici conosci e/o utilizzi? (Nessuno/Smartphone/Tablet/Webcam/Lettore DVD/Stereo/Altro, più opzioni, per ognuna conosco/conosco ed utilizzo/non conosco)</text:p>
            </text:list-item>
          </text:list>
        </text:list-item>
      </text:list>
      <text:p text:style-name="P9"/>
      <text:p text:style-name="P9"><text:soft-page-break/>La domanda 3) e 4) sono finalizzate a capire le conoscenze in ambito informatico degli utenti finali a cui sarà sottoposto tale questionario</text:p>
      <text:p text:style-name="P9">La domanda 5) e 6) vuole individuare qual è il livello di familiarità degli utenti riguardo l’uso di internet e di applicazioni sul web in quanto tale applicazione girerà in rete</text:p>
      <text:p text:style-name="P9">La domanda 7) vuole individuare la familiarità degli utenti rispetto alle nuove tecnologie perché, molto probabilmente, tale applicazione girerà su dispositivi tablet per scelte fatte in precedenza.</text:p>
      <text:p text:style-name="P9"/>
      <text:p text:style-name="P11"><text:span text:style-name="Car._20_predefinito_20_paragrafo"><text:span text:style-name="T6">Sezione 4 (Sezione principale)</text:span></text:span></text:p>
      <text:p text:style-name="P9">8)Conosci qualche tutorial in Internet che tratti l'uso del make-up? (Si/No)</text:p>
      <text:p text:style-name="P9">9)Se si, per cosa ti è stato utile?</text:p>
      <text:list xml:id="list31553043" text:style-name="L6">
        <text:list-item>
          <text:list>
            <text:list-item>
              <text:p text:style-name="P26">riprodurre un determinato make-up </text:p>
            </text:list-item>
            <text:list-item>
              <text:p text:style-name="P26">curiosità</text:p>
            </text:list-item>
            <text:list-item>
              <text:p text:style-name="P26">prendere informazioni</text:p>
            </text:list-item>
            <text:list-item>
              <text:p text:style-name="P26">Altro...........................................................................</text:p>
            </text:list-item>
            <text:list-item>
              <text:p text:style-name="P26">vedere l'uso corretto di un prodotto</text:p>
            </text:list-item>
            <text:list-item>
              <text:p text:style-name="P26">avere consigli su un make-up adatto per determinate occasioni</text:p>
            </text:list-item>
          </text:list>
        </text:list-item>
      </text:list>
      <text:p text:style-name="P9"/>
      <text:p text:style-name="P9">10)Quanto pensi sia utile un tutorial di questo tipo? (1inutile,2scarsamente utile,3utile,4molto utile,5fondamentale)</text:p>
      <text:p text:style-name="P9"/>
      <text:p text:style-name="P9">11)Che tipo di informazioni pensi siano necessarie in un tutorial?</text:p>
      <text:list xml:id="list31658084" text:style-name="L7">
        <text:list-item>
          <text:list>
            <text:list-item>
              <text:p text:style-name="P27">info sugli strumenti utilizzati</text:p>
            </text:list-item>
            <text:list-item>
              <text:p text:style-name="P27">info sui cosmetici utilizzati</text:p>
            </text:list-item>
            <text:list-item>
              <text:p text:style-name="P27">Altre....</text:p>
            </text:list-item>
            <text:list-item>
              <text:p text:style-name="P27">consigli su abbinamenti sul trucco delle varie zone del viso</text:p>
            </text:list-item>
            <text:list-item>
              <text:p text:style-name="P27">suggerimenti sul contesto ideale ?????????????????????????</text:p>
              <text:p text:style-name="P28"/>
              <text:p text:style-name="P28"/>
              <text:p text:style-name="P28"/>
              <text:p text:style-name="P28"/>
              <text:p text:style-name="P28"><text:s/></text:p>
            </text:list-item>
          </text:list>
        </text:list-item>
      </text:list>
      <text:p text:style-name="P17"/>
      <text:p text:style-name="P7"><text:span text:style-name="Car._20_predefinito_20_paragrafo"><text:span text:style-name="T6">Sezione 5 (Sezione Aperta)</text:span></text:span></text:p>
      <text:p text:style-name="P9"/>
      <text:list xml:id="list31411539" text:style-name="L4">
        <text:list-header>
          <text:p text:style-name="P23">12) <text:s text:c="5"/>Se sei andato da un estetista per il tuo make up, hai riscontrato dei problemi? Se si quali?</text:p>
        </text:list-header>
      </text:list>
      <text:p text:style-name="P9"><text:soft-page-break/></text:p>
      <text:p text:style-name="P9"/>
      <text:p text:style-name="P9"/>
      <text:p text:style-name="P9"/>
      <text:list xml:id="list32633572" text:continue-numbering="true" text:style-name="L4">
        <text:list-header>
          <text:p text:style-name="P23">13)<text:tab/><text:tab/> Quali suggerimenti ti senti di proporre per migliorare il servizio?</text:p>
        </text:list-header>
      </text:list>
      <text:p text:style-name="P14"><text:s/></text:p>
      <text:p text:style-name="P14"/>
      <text:p text:style-name="P14"/>
      <text:p text:style-name="P14"/>
      <text:p text:style-name="P14"/>
      <text:p text:style-name="P7"><text:span text:style-name="Car._20_predefinito_20_paragrafo"><text:span text:style-name="T3">2.3 Classificazione utenza</text:span></text:span></text:p>
      <text:p text:style-name="P8">Descrizione delle classi derivate dell’analisi dei risultati</text:p>
      <text:p text:style-name="P9"/>
      <text:p text:style-name="P3"/>
      <text:list xml:id="list31386952" text:style-name="L1">
        <text:list-item text:start-value="1">
          <text:p text:style-name="P20"><text:span text:style-name="Car._20_predefinito_20_paragrafo"><text:span text:style-name="T3">Descrizione contesto d’uso</text:span></text:span></text:p>
        </text:list-item>
      </text:list>
      <text:p text:style-name="P7"><text:span text:style-name="Car._20_predefinito_20_paragrafo"><text:span text:style-name="T3">3.1 Individuazione contesto d’uso</text:span></text:span></text:p>
      <text:p text:style-name="P7"><text:span text:style-name="Car._20_predefinito_20_paragrafo"><text:span text:style-name="T3">3.2 Individuazione vincoli organizzativi</text:span></text:span></text:p>
      <text:p text:style-name="P16"/>
      <text:p text:style-name="P16"/>
      <text:list xml:id="list31409837" text:style-name="L1">
        <text:list-item text:start-value="1">
          <text:p text:style-name="P20"><text:span text:style-name="Car._20_predefinito_20_paragrafo"><text:span text:style-name="T3">Requisiti</text:span></text:span></text:p>
        </text:list-item>
      </text:list>
      <text:p text:style-name="P5">Redatti a schede, secondo lo schema mostrato a lezione</text:p>
      <text:p text:style-name="P7"><text:span text:style-name="Car._20_predefinito_20_paragrafo"><text:span text:style-name="T3">4.1 Requisiti funzionali</text:span></text:span></text:p>
      <text:p text:style-name="P7"><text:span text:style-name="Car._20_predefinito_20_paragrafo"><text:span text:style-name="T3">4.1 Requisiti non funzionali</text:span></text:span></text:p>
      <text:p text:style-name="P18"><text:span text:style-name="Car._20_predefinito_20_paragrafo"><text:span text:style-name="T3">4.1.1 Requisiti sui dati</text:span></text:span></text:p>
      <text:p text:style-name="P18"><text:span text:style-name="Car._20_predefinito_20_paragrafo"><text:span text:style-name="T3">4.1.2 Requisiti ambientali e relativi al contesto d’uso</text:span></text:span></text:p>
      <text:list xml:id="list31388448" text:style-name="L5">
        <text:list-item>
          <text:list>
            <text:list-item>
              <text:list>
                <text:list-item>
                  <text:list>
                    <text:list-item>
                      <text:p text:style-name="P24"><text:span text:style-name="Car._20_predefinito_20_paragrafo"><text:span text:style-name="T3">Relativi all’ambiente fisico</text:span></text:span></text:p>
                    </text:list-item>
                    <text:list-item>
                      <text:p text:style-name="P24"><text:span text:style-name="Car._20_predefinito_20_paragrafo"><text:span text:style-name="T3">Relativi al contesto sociale</text:span></text:span></text:p>
                    </text:list-item>
                    <text:list-item>
                      <text:p text:style-name="P24"><text:span text:style-name="Car._20_predefinito_20_paragrafo"><text:span text:style-name="T3">Relativi all’amb</text:span></text:span><text:span text:style-name="Car._20_predefinito_20_paragrafo"><text:span text:style-name="T3">iente organizzativo</text:span></text:span></text:p>
                    </text:list-item>
                    <text:list-item>
                      <text:p text:style-name="P24"><text:span text:style-name="Car._20_predefinito_20_paragrafo"><text:span text:style-name="T3">Relativi all’ambiente tecnico</text:span></text:span></text:p>
                    </text:list-item>
                  </text:list>
                </text:list-item>
              </text:list>
            </text:list-item>
          </text:list>
        </text:list-item>
      </text:list>
      <text:p text:style-name="P4"/>
      <text:p text:style-name="P4"/>
      <text:p text:style-name="P4"/>
      <text:p text:style-name="Standard"><text:span text:style-name="Car._20_predefinito_20_paragrafo"><text:span text:style-name="T2">Indice del “Documento attività”</text:span></text:span></text:p>
      <text:p text:style-name="P2"/>
      <text:list xml:id="list31411644" text:style-name="L1">
        <text:list-item text:start-value="1">
          <text:p text:style-name="P20"><text:span text:style-name="Car._20_predefinito_20_paragrafo"><text:span text:style-name="T3">Personas</text:span></text:span></text:p>
        </text:list-item>
        <text:list-item>
          <text:p text:style-name="P20"><text:span text:style-name="Car._20_predefinito_20_paragrafo"><text:span text:style-name="T3">Scenari</text:span></text:span></text:p>
        </text:list-item>
        <text:list-item>
          <text:p text:style-name="P20"><text:span text:style-name="Car._20_predefinito_20_paragrafo"><text:span text:style-name="T3">Task analysis</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2pt" fo:letter-spacing="normal" fo:language="it" fo:country="IT" fo:font-style="normal" style:text-underline-style="none" fo:font-weight="normal" style:letter-kerning="true" fo:background-color="transparent" style:font-name-asian="Times New Roman" style:font-size-asian="12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keyword>cursorLocation=8547</meta:keyword>
    <meta:keyword>fitsPagesWidth=1</meta:keyword>
    <meta:initial-creator>L</meta:initial-creator>
    <dc:creator>V&amp;V V&amp;V</dc:creator>
    <meta:creation-date>2011-11-04T08:42:00Z</meta:creation-date>
    <dc:date>2011-11-07T12:49:41.09</dc:date>
    <meta:editing-cycles>7</meta:editing-cycles>
    <meta:editing-duration>PT02H22M02S</meta:editing-duration>
    <meta:document-statistic meta:table-count="0" meta:image-count="0" meta:object-count="0" meta:page-count="5" meta:paragraph-count="83" meta:word-count="1323" meta:character-count="8874"/>
    <meta:template xlink:type="simple" xlink:actuate="onRequest" xlink:title="" xlink:href="Normal"/>
  </office:meta>
</office:document-meta>
</file>